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463" calcext:value-type="float">
            <text:p>2463</text:p>
          </table:table-cell>
          <table:table-cell office:value-type="float" office:value="2451" calcext:value-type="float">
            <text:p>2451</text:p>
          </table:table-cell>
          <table:table-cell office:value-type="float" office:value="0.319303925536" calcext:value-type="float">
            <text:p>0.3193039255</text:p>
          </table:table-cell>
          <table:table-cell office:value-type="float" office:value="0.498172959805" calcext:value-type="float">
            <text:p>0.4981729598</text:p>
          </table:table-cell>
          <table:table-cell office:value-type="float" office:value="0.412484700122" calcext:value-type="float">
            <text:p>0.412484700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470" calcext:value-type="float">
            <text:p>2470</text:p>
          </table:table-cell>
          <table:table-cell office:value-type="float" office:value="2437" calcext:value-type="float">
            <text:p>2437</text:p>
          </table:table-cell>
          <table:table-cell office:value-type="float" office:value="0.315810756167" calcext:value-type="float">
            <text:p>0.3158107562</text:p>
          </table:table-cell>
          <table:table-cell office:value-type="float" office:value="0.497165991903" calcext:value-type="float">
            <text:p>0.4971659919</text:p>
          </table:table-cell>
          <table:table-cell office:value-type="float" office:value="0.439474764054" calcext:value-type="float">
            <text:p>0.4394747641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471" calcext:value-type="float">
            <text:p>2471</text:p>
          </table:table-cell>
          <table:table-cell office:value-type="float" office:value="2456" calcext:value-type="float">
            <text:p>2456</text:p>
          </table:table-cell>
          <table:table-cell office:value-type="float" office:value="0.328711256117" calcext:value-type="float">
            <text:p>0.3287112561</text:p>
          </table:table-cell>
          <table:table-cell office:value-type="float" office:value="0.501416430595" calcext:value-type="float">
            <text:p>0.5014164306</text:p>
          </table:table-cell>
          <table:table-cell office:value-type="float" office:value="0.445439739414" calcext:value-type="float">
            <text:p>0.4454397394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460" calcext:value-type="float">
            <text:p>2460</text:p>
          </table:table-cell>
          <table:table-cell office:value-type="float" office:value="2471" calcext:value-type="float">
            <text:p>2471</text:p>
          </table:table-cell>
          <table:table-cell office:value-type="float" office:value="0.326324302467" calcext:value-type="float">
            <text:p>0.3263243025</text:p>
          </table:table-cell>
          <table:table-cell office:value-type="float" office:value="0.488617886179" calcext:value-type="float">
            <text:p>0.4886178862</text:p>
          </table:table-cell>
          <table:table-cell office:value-type="float" office:value="0.568595710239" calcext:value-type="float">
            <text:p>0.5685957102</text:p>
          </table:table-cell>
        </table:table-row>
        <table:table-row table:style-name="ro1">
          <table:table-cell table:number-columns-repeated="2" office:value-type="float" office:value="2473" calcext:value-type="float">
            <text:p>2473</text:p>
          </table:table-cell>
          <table:table-cell office:value-type="float" office:value="2472" calcext:value-type="float">
            <text:p>2472</text:p>
          </table:table-cell>
          <table:table-cell office:value-type="float" office:value="0.323089365144" calcext:value-type="float">
            <text:p>0.3230893651</text:p>
          </table:table-cell>
          <table:table-cell office:value-type="float" office:value="0.501010917913" calcext:value-type="float">
            <text:p>0.5010109179</text:p>
          </table:table-cell>
          <table:table-cell office:value-type="float" office:value="0.401294498382" calcext:value-type="float">
            <text:p>0.4012944984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472" calcext:value-type="float">
            <text:p>2472</text:p>
          </table:table-cell>
          <table:table-cell office:value-type="float" office:value="2461" calcext:value-type="float">
            <text:p>2461</text:p>
          </table:table-cell>
          <table:table-cell office:value-type="float" office:value="0.334411645774" calcext:value-type="float">
            <text:p>0.3344116458</text:p>
          </table:table-cell>
          <table:table-cell office:value-type="float" office:value="0.5" calcext:value-type="float">
            <text:p>0.5</text:p>
          </table:table-cell>
          <table:table-cell office:value-type="float" office:value="0.444941080861" calcext:value-type="float">
            <text:p>0.4449410809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459" calcext:value-type="float">
            <text:p>2459</text:p>
          </table:table-cell>
          <table:table-cell office:value-type="float" office:value="2467" calcext:value-type="float">
            <text:p>2467</text:p>
          </table:table-cell>
          <table:table-cell office:value-type="float" office:value="0.323863636364" calcext:value-type="float">
            <text:p>0.3238636364</text:p>
          </table:table-cell>
          <table:table-cell office:value-type="float" office:value="0.526636844246" calcext:value-type="float">
            <text:p>0.5266368442</text:p>
          </table:table-cell>
          <table:table-cell office:value-type="float" office:value="0.447912444264" calcext:value-type="float">
            <text:p>0.4479124443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450" calcext:value-type="float">
            <text:p>2450</text:p>
          </table:table-cell>
          <table:table-cell office:value-type="float" office:value="2475" calcext:value-type="float">
            <text:p>2475</text:p>
          </table:table-cell>
          <table:table-cell office:value-type="float" office:value="0.324412003244" calcext:value-type="float">
            <text:p>0.3244120032</text:p>
          </table:table-cell>
          <table:table-cell office:value-type="float" office:value="0.526530612245" calcext:value-type="float">
            <text:p>0.5265306122</text:p>
          </table:table-cell>
          <table:table-cell office:value-type="float" office:value="0.400404040404" calcext:value-type="float">
            <text:p>0.4004040404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424" calcext:value-type="float">
            <text:p>2424</text:p>
          </table:table-cell>
          <table:table-cell office:value-type="float" office:value="2463" calcext:value-type="float">
            <text:p>2463</text:p>
          </table:table-cell>
          <table:table-cell office:value-type="float" office:value="0.344329896907" calcext:value-type="float">
            <text:p>0.3443298969</text:p>
          </table:table-cell>
          <table:table-cell office:value-type="float" office:value="0.539603960396" calcext:value-type="float">
            <text:p>0.5396039604</text:p>
          </table:table-cell>
          <table:table-cell office:value-type="float" office:value="0.464068209501" calcext:value-type="float">
            <text:p>0.4640682095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465" calcext:value-type="float">
            <text:p>2465</text:p>
          </table:table-cell>
          <table:table-cell office:value-type="float" office:value="2474" calcext:value-type="float">
            <text:p>2474</text:p>
          </table:table-cell>
          <table:table-cell office:value-type="float" office:value="0.338602329451" calcext:value-type="float">
            <text:p>0.3386023295</text:p>
          </table:table-cell>
          <table:table-cell office:value-type="float" office:value="0.509127789047" calcext:value-type="float">
            <text:p>0.509127789</text:p>
          </table:table-cell>
          <table:table-cell office:value-type="float" office:value="0.430881164107" calcext:value-type="float">
            <text:p>0.430881164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458" calcext:value-type="float">
            <text:p>2458</text:p>
          </table:table-cell>
          <table:table-cell office:value-type="float" office:value="2461" calcext:value-type="float">
            <text:p>2461</text:p>
          </table:table-cell>
          <table:table-cell office:value-type="float" office:value="0.339264051759" calcext:value-type="float">
            <text:p>0.3392640518</text:p>
          </table:table-cell>
          <table:table-cell office:value-type="float" office:value="0.515866558177" calcext:value-type="float">
            <text:p>0.5158665582</text:p>
          </table:table-cell>
          <table:table-cell office:value-type="float" office:value="0.605038602194" calcext:value-type="float">
            <text:p>0.6050386022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57" calcext:value-type="float">
            <text:p>2457</text:p>
          </table:table-cell>
          <table:table-cell office:value-type="float" office:value="2470" calcext:value-type="float">
            <text:p>2470</text:p>
          </table:table-cell>
          <table:table-cell office:value-type="float" office:value="0.330638641876" calcext:value-type="float">
            <text:p>0.3306386419</text:p>
          </table:table-cell>
          <table:table-cell office:value-type="float" office:value="0.500203500204" calcext:value-type="float">
            <text:p>0.5002035002</text:p>
          </table:table-cell>
          <table:table-cell office:value-type="float" office:value="0.446963562753" calcext:value-type="float">
            <text:p>0.4469635628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473" calcext:value-type="float">
            <text:p>2473</text:p>
          </table:table-cell>
          <table:table-cell office:value-type="float" office:value="2475" calcext:value-type="float">
            <text:p>2475</text:p>
          </table:table-cell>
          <table:table-cell office:value-type="float" office:value="0.319755600815" calcext:value-type="float">
            <text:p>0.3197556008</text:p>
          </table:table-cell>
          <table:table-cell office:value-type="float" office:value="0.505054589567" calcext:value-type="float">
            <text:p>0.5050545896</text:p>
          </table:table-cell>
          <table:table-cell office:value-type="float" office:value="0.458585858586" calcext:value-type="float">
            <text:p>0.4585858586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445" calcext:value-type="float">
            <text:p>2445</text:p>
          </table:table-cell>
          <table:table-cell office:value-type="float" office:value="2473" calcext:value-type="float">
            <text:p>2473</text:p>
          </table:table-cell>
          <table:table-cell office:value-type="float" office:value="0.319218241042" calcext:value-type="float">
            <text:p>0.319218241</text:p>
          </table:table-cell>
          <table:table-cell office:value-type="float" office:value="0.497750511247" calcext:value-type="float">
            <text:p>0.4977505112</text:p>
          </table:table-cell>
          <table:table-cell office:value-type="float" office:value="0.479175090983" calcext:value-type="float">
            <text:p>0.479175091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52" calcext:value-type="float">
            <text:p>2452</text:p>
          </table:table-cell>
          <table:table-cell office:value-type="float" office:value="2470" calcext:value-type="float">
            <text:p>2470</text:p>
          </table:table-cell>
          <table:table-cell office:value-type="float" office:value="0.326307255776" calcext:value-type="float">
            <text:p>0.3263072558</text:p>
          </table:table-cell>
          <table:table-cell office:value-type="float" office:value="0.511419249592" calcext:value-type="float">
            <text:p>0.5114192496</text:p>
          </table:table-cell>
          <table:table-cell office:value-type="float" office:value="0.432388663968" calcext:value-type="float">
            <text:p>0.432388664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float" office:value="0.325788197251" calcext:value-type="float">
            <text:p>0.3257881973</text:p>
          </table:table-cell>
          <table:table-cell office:value-type="float" office:value="0.510750507099" calcext:value-type="float">
            <text:p>0.5107505071</text:p>
          </table:table-cell>
          <table:table-cell office:value-type="float" office:value="0.438767234388" calcext:value-type="float">
            <text:p>0.4387672344</text:p>
          </table:table-cell>
        </table:table-row>
        <table:table-row table:style-name="ro1">
          <table:table-cell table:number-columns-repeated="2" office:value-type="float" office:value="2472" calcext:value-type="float">
            <text:p>2472</text:p>
          </table:table-cell>
          <table:table-cell office:value-type="float" office:value="2443" calcext:value-type="float">
            <text:p>2443</text:p>
          </table:table-cell>
          <table:table-cell office:value-type="float" office:value="0.324433656958" calcext:value-type="float">
            <text:p>0.324433657</text:p>
          </table:table-cell>
          <table:table-cell office:value-type="float" office:value="0.487055016181" calcext:value-type="float">
            <text:p>0.4870550162</text:p>
          </table:table-cell>
          <table:table-cell office:value-type="float" office:value="0.459680720426" calcext:value-type="float">
            <text:p>0.4596807204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65" calcext:value-type="float">
            <text:p>2465</text:p>
          </table:table-cell>
          <table:table-cell office:value-type="float" office:value="2471" calcext:value-type="float">
            <text:p>2471</text:p>
          </table:table-cell>
          <table:table-cell office:value-type="float" office:value="0.320097244733" calcext:value-type="float">
            <text:p>0.3200972447</text:p>
          </table:table-cell>
          <table:table-cell office:value-type="float" office:value="0.501014198783" calcext:value-type="float">
            <text:p>0.5010141988</text:p>
          </table:table-cell>
          <table:table-cell office:value-type="float" office:value="0.413193039255" calcext:value-type="float">
            <text:p>0.413193039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470" calcext:value-type="float">
            <text:p>2470</text:p>
          </table:table-cell>
          <table:table-cell office:value-type="float" office:value="2475" calcext:value-type="float">
            <text:p>2475</text:p>
          </table:table-cell>
          <table:table-cell office:value-type="float" office:value="0.325467860049" calcext:value-type="float">
            <text:p>0.32546786</text:p>
          </table:table-cell>
          <table:table-cell office:value-type="float" office:value="0.510931174089" calcext:value-type="float">
            <text:p>0.5109311741</text:p>
          </table:table-cell>
          <table:table-cell office:value-type="float" office:value="0.562828282828" calcext:value-type="float">
            <text:p>0.5628282828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471" calcext:value-type="float">
            <text:p>2471</text:p>
          </table:table-cell>
          <table:table-cell office:value-type="float" office:value="2455" calcext:value-type="float">
            <text:p>2455</text:p>
          </table:table-cell>
          <table:table-cell office:value-type="float" office:value="0.31904569349" calcext:value-type="float">
            <text:p>0.3190456935</text:p>
          </table:table-cell>
          <table:table-cell office:value-type="float" office:value="0.498178874949" calcext:value-type="float">
            <text:p>0.4981788749</text:p>
          </table:table-cell>
          <table:table-cell office:value-type="float" office:value="0.460692464358" calcext:value-type="float">
            <text:p>0.4606924644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2" office:value-type="float" office:value="2471" calcext:value-type="float">
            <text:p>2471</text:p>
          </table:table-cell>
          <table:table-cell office:value-type="float" office:value="0.331412103746" calcext:value-type="float">
            <text:p>0.3314121037</text:p>
          </table:table-cell>
          <table:table-cell office:value-type="float" office:value="0.498178874949" calcext:value-type="float">
            <text:p>0.4981788749</text:p>
          </table:table-cell>
          <table:table-cell office:value-type="float" office:value="0.435046539862" calcext:value-type="float">
            <text:p>0.4350465399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75" calcext:value-type="float">
            <text:p>2475</text:p>
          </table:table-cell>
          <table:table-cell office:value-type="float" office:value="2458" calcext:value-type="float">
            <text:p>2458</text:p>
          </table:table-cell>
          <table:table-cell office:value-type="float" office:value="0.349006890961" calcext:value-type="float">
            <text:p>0.349006891</text:p>
          </table:table-cell>
          <table:table-cell office:value-type="float" office:value="0.514343434343" calcext:value-type="float">
            <text:p>0.5143434343</text:p>
          </table:table-cell>
          <table:table-cell office:value-type="float" office:value="0.550040683483" calcext:value-type="float">
            <text:p>0.5500406835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461" calcext:value-type="float">
            <text:p>2461</text:p>
          </table:table-cell>
          <table:table-cell office:value-type="float" office:value="2474" calcext:value-type="float">
            <text:p>2474</text:p>
          </table:table-cell>
          <table:table-cell office:value-type="float" office:value="0.337378640777" calcext:value-type="float">
            <text:p>0.3373786408</text:p>
          </table:table-cell>
          <table:table-cell office:value-type="float" office:value="0.492889069484" calcext:value-type="float">
            <text:p>0.4928890695</text:p>
          </table:table-cell>
          <table:table-cell office:value-type="float" office:value="0.456750202102" calcext:value-type="float">
            <text:p>0.4567502021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415" calcext:value-type="float">
            <text:p>2415</text:p>
          </table:table-cell>
          <table:table-cell office:value-type="float" office:value="2456" calcext:value-type="float">
            <text:p>2456</text:p>
          </table:table-cell>
          <table:table-cell office:value-type="float" office:value="0.326797385621" calcext:value-type="float">
            <text:p>0.3267973856</text:p>
          </table:table-cell>
          <table:table-cell office:value-type="float" office:value="0.512215320911" calcext:value-type="float">
            <text:p>0.5122153209</text:p>
          </table:table-cell>
          <table:table-cell office:value-type="float" office:value="0.575732899023" calcext:value-type="float">
            <text:p>0.57573289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63" calcext:value-type="float">
            <text:p>2463</text:p>
          </table:table-cell>
          <table:table-cell office:value-type="float" office:value="2475" calcext:value-type="float">
            <text:p>2475</text:p>
          </table:table-cell>
          <table:table-cell office:value-type="float" office:value="0.323886639676" calcext:value-type="float">
            <text:p>0.3238866397</text:p>
          </table:table-cell>
          <table:table-cell office:value-type="float" office:value="0.523345513601" calcext:value-type="float">
            <text:p>0.5233455136</text:p>
          </table:table-cell>
          <table:table-cell office:value-type="float" office:value="0.492525252525" calcext:value-type="float">
            <text:p>0.4925252525</text:p>
          </table:table-cell>
        </table:table-row>
        <table:table-row table:style-name="ro1">
          <table:table-cell table:formula="of:=AVERAGE([.A2:.A26])" office:value-type="float" office:value="2461.2" calcext:value-type="float">
            <text:p>2461.2</text:p>
          </table:table-cell>
          <table:table-cell table:formula="of:=AVERAGE([.B2:.B26])" office:value-type="float" office:value="2460.8" calcext:value-type="float">
            <text:p>2460.8</text:p>
          </table:table-cell>
          <table:table-cell table:formula="of:=AVERAGE([.C2:.C26])" office:value-type="float" office:value="2464.8" calcext:value-type="float">
            <text:p>2464.8</text:p>
          </table:table-cell>
          <table:table-cell table:formula="of:=AVERAGE([.D2:.D26])" office:value-type="float" office:value="0.32789428886804" calcext:value-type="float">
            <text:p>0.3278942889</text:p>
          </table:table-cell>
          <table:table-cell table:formula="of:=AVERAGE([.E2:.E26])" office:value-type="float" office:value="0.5066991914202" calcext:value-type="float">
            <text:p>0.5066991914</text:p>
          </table:table-cell>
          <table:table-cell table:formula="of:=AVERAGE([.F2:.F26])" office:value-type="float" office:value="0.46891621792328" calcext:value-type="float">
            <text:p>0.4689162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33:19.765648822</dc:date>
    <meta:document-statistic meta:table-count="1" meta:cell-count="162" meta:object-count="0"/>
    <meta:generator>LibreOffice/4.2.7.2$Linux_X86_64 LibreOffice_project/420m0$Build-2</meta:generator>
  </office:meta>
</office:document-meta>
</file>